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8320" officeooo:paragraph-rsid="000b8320"/>
    </style:style>
    <style:style style:name="P2" style:family="paragraph" style:parent-style-name="Standard">
      <style:paragraph-properties fo:text-align="center" style:justify-single-word="false"/>
      <style:text-properties officeooo:rsid="000b8320" officeooo:paragraph-rsid="000b8320"/>
    </style:style>
    <style:style style:name="P3" style:family="paragraph" style:parent-style-name="Standard" style:list-style-name="L1">
      <style:text-properties officeooo:rsid="000b8320" officeooo:paragraph-rsid="000b8320"/>
    </style:style>
    <style:style style:name="P4" style:family="paragraph" style:parent-style-name="Standard" style:list-style-name="L2">
      <style:text-properties officeooo:rsid="000b8320" officeooo:paragraph-rsid="000b8320"/>
    </style:style>
    <style:style style:name="P5" style:family="paragraph" style:parent-style-name="Standard" style:list-style-name="L2">
      <style:text-properties officeooo:rsid="000d302d" officeooo:paragraph-rsid="000d302d"/>
    </style:style>
    <style:style style:name="P6" style:family="paragraph" style:parent-style-name="Standard">
      <style:text-properties officeooo:rsid="000d302d" officeooo:paragraph-rsid="000d302d"/>
    </style:style>
    <style:style style:name="P7" style:family="paragraph" style:parent-style-name="Standard">
      <style:text-properties officeooo:rsid="000dd50b" officeooo:paragraph-rsid="000dd50b"/>
    </style:style>
    <style:style style:name="P8" style:family="paragraph" style:parent-style-name="Standard" style:list-style-name="L3">
      <style:text-properties officeooo:rsid="000dd50b" officeooo:paragraph-rsid="000dd50b"/>
    </style:style>
    <style:style style:name="P9" style:family="paragraph" style:parent-style-name="Standard" style:list-style-name="L2">
      <style:text-properties officeooo:rsid="000e8909" officeooo:paragraph-rsid="000e8909"/>
    </style:style>
    <style:style style:name="P10" style:family="paragraph" style:parent-style-name="Standard">
      <style:text-properties officeooo:rsid="000e8909" officeooo:paragraph-rsid="000e8909"/>
    </style:style>
    <style:style style:name="P11" style:family="paragraph" style:parent-style-name="Standard" style:list-style-name="L4">
      <style:text-properties officeooo:rsid="000e8909" officeooo:paragraph-rsid="000e89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9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YTHON</text:span> </text:p>
      <text:p text:style-name="P1">1. PYTHON INTRO:</text:p>
      <text:list text:style-name="L1">
        <text:list-item>
          <text:p text:style-name="P3">Python is a popular programming language. It was created by Guido van Rossum, and released in 1991.</text:p>
        </text:list-item>
        <text:list-item>
          <text:p text:style-name="P3">It is used for: web development (server-side), software development, mathematics and system scripting.</text:p>
        </text:list-item>
        <text:list-item>
          <text:p text:style-name="P3">Python relies on indentation to define scope.</text:p>
        </text:list-item>
      </text:list>
      <text:p text:style-name="P1"/>
      <text:p text:style-name="P1">2. GETTING STARTED:</text:p>
      <text:list text:style-name="L2">
        <text:list-item>
          <text:p text:style-name="P4">python3 –version – Shows the version of Python you have installed.</text:p>
        </text:list-item>
        <text:list-item>
          <text:p text:style-name="P5">You can run python3 in your terminal to run the comands and close it with exit().</text:p>
        </text:list-item>
        <text:list-item>
          <text:p text:style-name="P9">You can also make a .py file and run it with python3 filename.py.</text:p>
        </text:list-item>
      </text:list>
      <text:p text:style-name="P6"/>
      <text:p text:style-name="P7">3. PYTHON SYNTAX:</text:p>
      <text:list text:style-name="L3">
        <text:list-item>
          <text:p text:style-name="P8">In Python, variables are created when you assign a value to it. Python has no command for declaring a variable.</text:p>
        </text:list-item>
        <text:list-item>
          <text:p text:style-name="P8">Comments start with #.</text:p>
        </text:list-item>
      </text:list>
      <text:p text:style-name="P7"/>
      <text:p text:style-name="P10">4. PYTHON STATEMENTS:</text:p>
      <text:list text:style-name="L4">
        <text:list-item>
          <text:p text:style-name="P11">A computer program is a list of "instructions" to be "executed" by a computer. In a programming language, these programming instructions are called statements.</text:p>
        </text:list-item>
        <text:list-item>
          <text:p text:style-name="P11">Put each statement on its own line so your code is easy to understan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9:10:47.401684144</meta:creation-date>
    <dc:date>2025-10-16T19:40:20.009501774</dc:date>
    <meta:editing-duration>PT19M1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161" meta:character-count="910" meta:non-whitespace-character-count="772"/>
  </office:meta>
</office:document-meta>
</file>